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1875in" style:rel-column-width="20701*"/>
    </style:style>
    <style:style style:name="horizontallist.B" style:family="table-column">
      <style:table-column-properties style:column-width="4.7375in" style:rel-column-width="44834*"/>
    </style:style>
    <style:style style:name="Table1" style:family="table">
      <style:table-properties style:width="6.925in" table:align="margins" fo:keep-with-next="always"/>
    </style:style>
    <style:style style:name="Table1.A" style:family="table-column">
      <style:table-column-properties style:column-width="1.0028in" style:rel-column-width="9489*"/>
    </style:style>
    <style:style style:name="Table1.B" style:family="table-column">
      <style:table-column-properties style:column-width="5.9222in" style:rel-column-width="56046*"/>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ect1" style:list-style-name=""/>
    <style:style style:name="P8" style:family="paragraph" style:parent-style-name="sect1">
      <style:paragraph-properties fo:break-before="page"/>
    </style:style>
    <style:style style:name="P9" style:family="paragraph" style:parent-style-name="sect2" style:list-style-name=""/>
    <style:style style:name="P10" style:family="paragraph" style:parent-style-name="sect2">
      <style:paragraph-properties fo:break-before="page"/>
    </style:style>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 Ceph ICE Virtual Machine Deployment Guide</text:p>
      <text:p text:style-name="cover-text"/>
      <text:h text:style-name="sect1" text:outline-level="1"><text:bookmark-start text:name="_ceph_ice_virtual_machine_deployment"/>Ceph Ice Virtual Machine Deployment<text:bookmark-end text:name="_ceph_ice_virtual_machine_deployment"/></text:h>
      <text:p text:style-name="text-body">The deployment of the Ceph virtual machine is performed using the <text:span text:style-name="_2a__20_RA-File">deploy-ceph-vm.sh</text:span> script. This script creates a kickstart file and then executes the <text:span text:style-name="_2a__20_RA-Software_20_Name">virt-install</text:span> command to install the system.</text:p>
      <text:p text:style-name="text-body">The generated kickstart script performs the following steps.</text:p>
      <text:list xml:id="list3673072152574911423" text:style-name="L1">
        <text:list-item>
          <text:p text:style-name="P5">Partitions the system </text:p>
        </text:list-item>
        <text:list-item>
          <text:p text:style-name="P5">Sets SELinux to permissive mode </text:p>
        </text:list-item>
        <text:list-item>
          <text:p text:style-name="P5">Configures iptables to run on the system and disables firewalld. </text:p>
        </text:list-item>
        <text:list-item>
          <text:p text:style-name="P5">Configures networking including the following: </text:p>
          <text:list>
            <text:list-item>
              <text:p text:style-name="P5">static IP addresses </text:p>
            </text:list-item>
            <text:list-item>
              <text:p text:style-name="P5">The gateway </text:p>
            </text:list-item>
            <text:list-item>
              <text:p text:style-name="P5">Name resolution </text:p>
            </text:list-item>
            <text:list-item>
              <text:p text:style-name="P5">NTP time service</text:p>
            </text:list-item>
          </text:list>
        </text:list-item>
        <text:list-item>
          <text:p text:style-name="P5">Registers the system using the Red Hat Subscription Manager </text:p>
        </text:list-item>
      </text:list>
      <text:h text:style-name="sect2" text:outline-level="2"><text:bookmark-start text:name="_setup"/>Setup<text:bookmark-end text:name="_setup"/></text:h>
      <text:p text:style-name="text-body">Make sure a copy of the ISO for the <text:span text:style-name="_2a__20_RA-Software_20_Name">Red Hat Enterprise Server 7 Installation DVD</text:span> is in the <text:span text:style-name="_2a__20_RA-File">/store/data/iso</text:span> directory</text:p>
      <text:p text:style-name="text-body">Copy the <text:span text:style-name="_2a__20_RA-File">deploy-ceph-vm.sh</text:span> script into the /root directory.</text:p>
      <text:h text:style-name="P9" text:outline-level="2"/>
      <text:h text:style-name="P10" text:outline-level="2"><text:bookmark-start text:name="_configuration"/>Configuration<text:bookmark-end text:name="_configuration"/></text:h>
      <text:p text:style-name="text-body">Create a configuration file in the <text:span text:style-name="_2a__20_RA-File">/root</text:span> directory called <text:span text:style-name="_2a__20_RA-File">ceph.cfg</text:span>.</text:p>
      <text:p text:style-name="text-body">The file should look similar to the following file:</text:p>
      <text:p text:style-name="_2a__20_RA-Content">hostname ceph.example.org<text:line-break/>rootpassword changeme<text:line-break/>timezone America/Chicago<text:line-break/>smuser CHANGEME<text:line-break/>smpassword 'CHANGEME'<text:line-break/>smpool 5438fdsdgf09gig8er80gfgeg8eg8gff<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text-body"/>
      <text:p text:style-name="P4">The following parameters must be specified after all the other parameters.</text:p>
      <table:table table:name="Table1" table:style-name="Table1">
        <table:table-column table:style-name="Table1.A"/>
        <table:table-column table:style-name="Table1.B"/>
        <table:table-row>
          <table:table-cell table:style-name="Table1.A1" office:value-type="string">
            <text:p text:style-name="P3">eth0</text:p>
          </table:table-cell>
          <table:table-cell table:style-name="Table1.A1" office:value-type="string">
            <text:list xml:id="list8415112139547824259" text:style-name="L2">
              <text:list-header>
                <text:p text:style-name="P6">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1.A1" office:value-type="string">
            <text:p text:style-name="P3">eth1</text:p>
          </table:table-cell>
          <table:table-cell table:style-name="Table1.A1" office:value-type="string">
            <text:list xml:id="list31735880" text:continue-numbering="true" text:style-name="L2">
              <text:list-header>
                <text:p text:style-name="P6">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p text:style-name="Standard"/>
      <text:list xml:id="list31750870" text:continue-numbering="true" text:style-name="L2">
        <text:list-header>
          <text:p text:style-name="P6"/>
        </text:list-header>
      </text:list>
      <text:h text:style-name="sect2" text:outline-level="2"><text:bookmark-start text:name="_installing_the_ceph_virtual_machine"/>Installing the Ceph Virtual Machine<text:bookmark-end text:name="_installing_the_ceph_virtual_machine"/></text:h>
      <text:p text:style-name="text-body">To install the Ceph virtual machine, invoke the <text:span text:style-name="_2a__20_RA-File">deploy-Ceph-vm.sh</text:span> script. Pass <text:span text:style-name="_2a__20_RA-File">ceph.cfg</text:span> as the first parameter and the full path to the Red Hat Enterprise Server 6 Installation media as the second option.</text:p>
      <text:p text:style-name="_2a__20_RA-Code"># ./deploy-ceph-vm.sh ceph.cfg /store/data/iso/rhel-server-7.0-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ceph.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console will be displayed. To display the console, make sure you are logged into a GUI environment, open a terminal and type <text:span text:style-name="_2a__20_RA-Software_20_Name">virt-viewer ceph</text:span>.</text:p>
      <text:p text:style-name="text-body">Note that if you are connected to the Foreman server using a Windows system, you need to install <text:span text:style-name="_2a__20_RA-Software_20_Name">Xwin Server</text:span> before executing <text:span text:style-name="_2a__20_RA-Software_20_Name">virt-viewer ceph</text:span>.</text:p>
      <text:p text:style-name="text-body">A console for the Ceph virtual machine will open.</text:p>
      <text:p text:style-name="text-body">After the virtual machine completes the installation, it will power itself off.</text:p>
      <text:p text:style-name="text-body"/>
      <text:p text:style-name="P4">The power state of the virtual machine can be viewed using the <text:span text:style-name="_2a__20_RA-Software_20_Name">virsh list --all</text:span> command.</text:p>
      <text:p text:style-name="_2a__20_RA-Code"># virsh list --all<text:line-break/> Id <text:s text:c="3"/>Name <text:s text:c="26"/>State<text:line-break/> ----------------------------------------------------<text:line-break/> 2 <text:s text:c="4"/>ceph <text:s text:c="23"/>running<text:line-break/></text:p>
      <text:p text:style-name="text-body"/>
      <text:p text:style-name="text-body">The virtual machine can be started using the following command:</text:p>
      <text:p text:style-name="_2a__20_RA-Code"># virsh start ceph</text:p>
      <text:h text:style-name="sect2" text:outline-level="2"><text:bookmark-start text:name="_next_steps"/>Next Steps<text:bookmark-end text:name="_next_steps"/></text:h>
      <text:p text:style-name="text-body">After the Ceph virtual machine is installed and the Ceph installer is executed, the Ceph instance must be configured for the environment.</text:p>
      <text:p text:style-name="text-body">Follow the applicable Ceph Configuration Guide.</text:p>
      <text:p text:style-name="text-body"/>
      <text:h text:style-name="P7" text:outline-level="1"/>
      <text:h text:style-name="P8" text:outline-level="1">deploy-ceph-vm.sh</text:h>
      <text:p text:style-name="text-body"/>
      <text:p text:style-name="_2a__20_RA-Content">#! /bin/bash</text:p>
      <text:p text:style-name="_2a__20_RA-Content"/>
      <text:p text:style-name="_2a__20_RA-Content">[[ ${#@} != 2 ]] &amp;&amp; echo "This script requires two parameters, a configuration file as the first parameter and the location of the installation ISO as the second parameter." &amp;&amp; exit</text:p>
      <text:p text:style-name="_2a__20_RA-Content"/>
      <text:p text:style-name="_2a__20_RA-Content">cfg_file=$1</text:p>
      <text:p text:style-name="_2a__20_RA-Content">location=$2</text:p>
      <text:p text:style-name="_2a__20_RA-Content"/>
      <text:p text:style-name="_2a__20_RA-Content">cat &lt;&lt;'EOFKS' &gt; /tmp/ceph.ks</text:p>
      <text:p text:style-name="_2a__20_RA-Content"/>
      <text:p text:style-name="_2a__20_RA-Content">install</text:p>
      <text:p text:style-name="_2a__20_RA-Content">cdrom</text:p>
      <text:p text:style-name="_2a__20_RA-Content">reboot</text:p>
      <text:p text:style-name="_2a__20_RA-Content"/>
      <text:p text:style-name="_2a__20_RA-Content"># Partitioning</text:p>
      <text:p text:style-name="_2a__20_RA-Content">ignoredisk --only-use=vda</text:p>
      <text:p text:style-name="_2a__20_RA-Content">zerombr</text:p>
      <text:p text:style-name="_2a__20_RA-Content">bootloader --boot-drive=vda</text:p>
      <text:p text:style-name="_2a__20_RA-Content"/>
      <text:p text:style-name="_2a__20_RA-Content">clearpart --all</text:p>
      <text:p text:style-name="_2a__20_RA-Content"/>
      <text:p text:style-name="_2a__20_RA-Content">part /boot --fstype=ext4 --size=500</text:p>
      <text:p text:style-name="_2a__20_RA-Content">part pv.01 --size=8192 --grow</text:p>
      <text:p text:style-name="_2a__20_RA-Content"/>
      <text:p text:style-name="_2a__20_RA-Content">volgroup VolGroup --pesize=4096 pv.01</text:p>
      <text:p text:style-name="_2a__20_RA-Content"/>
      <text:p text:style-name="_2a__20_RA-Content">logvol / --fstype=ext4 --name=lv_root --vgname=VolGroup --grow --size=1024</text:p>
      <text:p text:style-name="_2a__20_RA-Content">logvol swap --name=lv_swap --vgname=VolGroup --size=1024</text:p>
      <text:p text:style-name="_2a__20_RA-Content"/>
      <text:p text:style-name="_2a__20_RA-Content">keyboard --vckeymap=us --xlayouts='us'</text:p>
      <text:p text:style-name="_2a__20_RA-Content">lang en_US.UTF-8</text:p>
      <text:p text:style-name="_2a__20_RA-Content"/>
      <text:p text:style-name="_2a__20_RA-Content">auth --enableshadow --passalgo=sha512</text:p>
      <text:p text:style-name="_2a__20_RA-Content"/>
      <text:p text:style-name="_2a__20_RA-Content">%include /tmp/ks_include.txt</text:p>
      <text:p text:style-name="_2a__20_RA-Content"/>
      <text:p text:style-name="_2a__20_RA-Content">skipx</text:p>
      <text:p text:style-name="_2a__20_RA-Content">firstboot --disable</text:p>
      <text:p text:style-name="_2a__20_RA-Content">eula --agreed</text:p>
      <text:p text:style-name="_2a__20_RA-Content"/>
      <text:p text:style-name="_2a__20_RA-Content">%packages</text:p>
      <text:p text:style-name="_2a__20_RA-Content">@core</text:p>
      <text:p text:style-name="_2a__20_RA-Content">ntp</text:p>
      <text:p text:style-name="_2a__20_RA-Content">ntpdate</text:p>
      <text:p text:style-name="_2a__20_RA-Content">-chrony</text:p>
      <text:p text:style-name="_2a__20_RA-Content">-firewalld</text:p>
      <text:p text:style-name="_2a__20_RA-Content">system-config-firewall-base</text:p>
      <text:p text:style-name="_2a__20_RA-Content">iptables</text:p>
      <text:p text:style-name="_2a__20_RA-Content">iptables-services</text:p>
      <text:p text:style-name="_2a__20_RA-Content">yum-plugin-versionlock</text:p>
      <text:p text:style-name="_2a__20_RA-Content"><text:soft-page-break/>yum-utils</text:p>
      <text:p text:style-name="_2a__20_RA-Content">%end</text:p>
      <text:p text:style-name="_2a__20_RA-Content"/>
      <text:p text:style-name="_2a__20_RA-Content">%pre --log /tmp/ceph-pre.log</text:p>
      <text:p text:style-name="_2a__20_RA-Content">EOFKS</text:p>
      <text:p text:style-name="_2a__20_RA-Content"/>
      <text:p text:style-name="_2a__20_RA-Content"/>
      <text:p text:style-name="_2a__20_RA-Content">{ </text:p>
      <text:p text:style-name="_2a__20_RA-Content">ntp=""</text:p>
      <text:p text:style-name="_2a__20_RA-Content"/>
      <text:p text:style-name="_2a__20_RA-Content">while read iface ip mask bridge</text:p>
      <text:p text:style-name="_2a__20_RA-Content">do</text:p>
      <text:p text:style-name="_2a__20_RA-Content"><text:s text:c="2"/>flag=""</text:p>
      <text:p text:style-name="_2a__20_RA-Content"/>
      <text:p text:style-name="_2a__20_RA-Content"><text:s text:c="2"/>[[ ${iface} == rootpassword ]] &amp;&amp; echo "echo rootpw ${ip} &gt;&gt; /tmp/ks_include.txt"</text:p>
      <text:p text:style-name="_2a__20_RA-Content"><text:s text:c="2"/>[[ ${iface} == timezone ]] &amp;&amp; echo "echo timezone ${ip} --utc &gt;&gt; /tmp/ks_include.txt"</text:p>
      <text:p text:style-name="_2a__20_RA-Content"/>
      <text:p text:style-name="_2a__20_RA-Content"><text:s text:c="2"/>[[ ${iface} == hostname ]] &amp;&amp; {</text:p>
      <text:p text:style-name="_2a__20_RA-Content"><text:s text:c="4"/>HostName=${ip} </text:p>
      <text:p text:style-name="_2a__20_RA-Content"><text:s text:c="4"/>echo "echo HostName=${ip} &gt;&gt; /tmp/ks_post_include.txt"</text:p>
      <text:p text:style-name="_2a__20_RA-Content"><text:s text:c="4"/>}</text:p>
      <text:p text:style-name="_2a__20_RA-Content"/>
      <text:p text:style-name="_2a__20_RA-Content"><text:s text:c="2"/>[[ ${iface} == nameserver ]] &amp;&amp; {</text:p>
      <text:p text:style-name="_2a__20_RA-Content"><text:s text:c="4"/>NameServers=${ip} </text:p>
      <text:p text:style-name="_2a__20_RA-Content"><text:s text:c="4"/>echo "echo NameServers=${ip} &gt;&gt; /tmp/ks_post_include.txt"</text:p>
      <text:p text:style-name="_2a__20_RA-Content"><text:s text:c="4"/>}</text:p>
      <text:p text:style-name="_2a__20_RA-Content"/>
      <text:p text:style-name="_2a__20_RA-Content"><text:s text:c="2"/>[[ ${iface} == gateway ]] &amp;&amp; {</text:p>
      <text:p text:style-name="_2a__20_RA-Content"><text:s text:c="4"/>Gateway=${ip} </text:p>
      <text:p text:style-name="_2a__20_RA-Content"><text:s text:c="4"/>echo "echo Gateway=${ip} &gt;&gt; /tmp/ks_post_include.txt"</text:p>
      <text:p text:style-name="_2a__20_RA-Content"><text:s text:c="4"/>}</text:p>
      <text:p text:style-name="_2a__20_RA-Content"/>
      <text:p text:style-name="_2a__20_RA-Content"><text:s text:c="2"/>[[ ${iface} == ntpserver ]] &amp;&amp; echo "echo NTPServer=${ip} &gt;&gt; /tmp/ks_post_include.txt"</text:p>
      <text:p text:style-name="_2a__20_RA-Content"><text:s text:c="2"/>[[ ${iface} == smuser ]] &amp;&amp; echo "echo SMUser=${ip} &gt;&gt; /tmp/ks_post_include.txt"</text:p>
      <text:p text:style-name="_2a__20_RA-Content"><text:s text:c="2"/>[[ ${iface} == smpassword ]] &amp;&amp; echo "echo SMPassword=\'${ip}\' &gt;&gt; /tmp/ks_post_include.txt"</text:p>
      <text:p text:style-name="_2a__20_RA-Content"><text:s text:c="2"/>[[ ${iface} == smpool ]] &amp;&amp; echo "echo SMPool=${ip} &gt;&gt; /tmp/ks_post_include.txt"</text:p>
      <text:p text:style-name="_2a__20_RA-Content"/>
      <text:p text:style-name="_2a__20_RA-Content"><text:s text:c="2"/>[[ ${iface} == smproxy ]] &amp;&amp; echo "echo SMProxy=${ip} &gt;&gt; /tmp/ks_post_include.txt"</text:p>
      <text:p text:style-name="_2a__20_RA-Content"><text:s text:c="2"/>[[ ${iface} == smproxyuser ]] &amp;&amp; echo "echo SMProxyUser=${ip} &gt;&gt; /tmp/ks_post_include.txt"</text:p>
      <text:p text:style-name="_2a__20_RA-Content"><text:s text:c="2"/>[[ ${iface} == smproxypassword ]] &amp;&amp; echo "echo SMProxyPassword=${ip} &gt;&gt; /tmp/ks_post_include.txt"</text:p>
      <text:p text:style-name="_2a__20_RA-Content"/>
      <text:p text:style-name="_2a__20_RA-Content"><text:s text:c="2"/>[[ ${iface} == eth0 ]] &amp;&amp; { </text:p>
      <text:p text:style-name="_2a__20_RA-Content"><text:s text:c="4"/>echo "echo network --activate --onboot=true --noipv6 --device=${iface} --bootproto=static --ip=${ip} --netmask=${mask} --hostname=${HostName} --gateway=${Gateway} --nameserver=${NameServers} &gt;&gt; /tmp/ks_include.txt"</text:p>
      <text:p text:style-name="_2a__20_RA-Content"><text:s text:c="4"/>}</text:p>
      <text:p text:style-name="_2a__20_RA-Content"><text:soft-page-break/></text:p>
      <text:p text:style-name="_2a__20_RA-Content"><text:s text:c="2"/>[[ ${iface} == eth1 ]] &amp;&amp; { </text:p>
      <text:p text:style-name="_2a__20_RA-Content"><text:s text:c="4"/>echo "echo network --activate --onboot=true --noipv6 --device=${iface} --bootproto=static --ip=${ip} --netmask=${mask} --gateway=${Gateway} --nodefroute &gt;&gt; /tmp/ks_include.txt"</text:p>
      <text:p text:style-name="_2a__20_RA-Content"><text:s text:c="4"/>}</text:p>
      <text:p text:style-name="_2a__20_RA-Content"/>
      <text:p text:style-name="_2a__20_RA-Content">done &lt;&lt;&lt; "$( grep -Ev "^#|^;|^\s*$" ${cfg_file} )"</text:p>
      <text:p text:style-name="_2a__20_RA-Content">} &gt;&gt; /tmp/ceph.ks</text:p>
      <text:p text:style-name="_2a__20_RA-Content"/>
      <text:p text:style-name="_2a__20_RA-Content">cat &lt;&lt;'EOFKS' &gt;&gt; /tmp/ceph.ks</text:p>
      <text:p text:style-name="_2a__20_RA-Content">%end</text:p>
      <text:p text:style-name="_2a__20_RA-Content"/>
      <text:p text:style-name="_2a__20_RA-Content">%post --nochroot --logfile /root/ceph-post.log</text:p>
      <text:p text:style-name="_2a__20_RA-Content"># Copy the files created during the %pre section to /root of the installed system for later use.</text:p>
      <text:p text:style-name="_2a__20_RA-Content"><text:s text:c="2"/>cp -v /tmp/ceph-pre.log /mnt/sysimage/root</text:p>
      <text:p text:style-name="_2a__20_RA-Content"><text:s text:c="2"/>cp -v /tmp/ks_include.txt /mnt/sysimage/root</text:p>
      <text:p text:style-name="_2a__20_RA-Content"><text:s text:c="2"/>cp -v /tmp/ks_post_include.txt /mnt/sysimage/root</text:p>
      <text:p text:style-name="_2a__20_RA-Content">%end</text:p>
      <text:p text:style-name="_2a__20_RA-Content"/>
      <text:p text:style-name="_2a__20_RA-Content"/>
      <text:p text:style-name="_2a__20_RA-Content">%post</text:p>
      <text:p text:style-name="_2a__20_RA-Content"/>
      <text:p text:style-name="_2a__20_RA-Content">exec &lt; /dev/tty8 &gt; /dev/tty8</text:p>
      <text:p text:style-name="_2a__20_RA-Content">chvt 8</text:p>
      <text:p text:style-name="_2a__20_RA-Content"/>
      <text:p text:style-name="_2a__20_RA-Content">(</text:p>
      <text:p text:style-name="_2a__20_RA-Content"><text:s text:c="2"/># Source the variables from the %pre section</text:p>
      <text:p text:style-name="_2a__20_RA-Content"><text:s text:c="2"/>. /root/ks_post_include.txt</text:p>
      <text:p text:style-name="_2a__20_RA-Content"/>
      <text:p text:style-name="_2a__20_RA-Content"><text:s text:c="2"/># Configure name resolution</text:p>
      <text:p text:style-name="_2a__20_RA-Content"><text:s text:c="2"/>for ns in ${NameServers//,/ }</text:p>
      <text:p text:style-name="_2a__20_RA-Content"><text:s text:c="2"/>do</text:p>
      <text:p text:style-name="_2a__20_RA-Content"><text:s text:c="4"/>echo "nameserver ${ns}" &gt;&gt; /etc/resolv.conf</text:p>
      <text:p text:style-name="_2a__20_RA-Content"><text:s text:c="2"/>done</text:p>
      <text:p text:style-name="_2a__20_RA-Content"/>
      <text:p text:style-name="_2a__20_RA-Content"><text:s text:c="2"/>echo "GATEWAY=${Gateway}" &gt;&gt; /etc/sysconfig/network</text:p>
      <text:p text:style-name="_2a__20_RA-Content"/>
      <text:p text:style-name="_2a__20_RA-Content"><text:s text:c="2"/>sed -i -e '/^DNS/d' -e '/^GATEWAY/d' /etc/sysconfig/network-scripts/ifcfg-eth0</text:p>
      <text:p text:style-name="_2a__20_RA-Content"><text:s text:c="2"/>sed -i -e '/^DNS/d' -e '/^GATEWAY/d' /etc/sysconfig/network-scripts/ifcfg-eth1</text:p>
      <text:p text:style-name="_2a__20_RA-Content"/>
      <text:p text:style-name="_2a__20_RA-Content"><text:s text:c="2"/>echo "$( ip addr show dev eth0 | awk '/inet / { print $2 }' | sed 's/\/.*//' ) <text:s/>${HostName}" &gt;&gt; /etc/hosts</text:p>
      <text:p text:style-name="_2a__20_RA-Content"/>
      <text:p text:style-name="_2a__20_RA-Content"><text:s text:c="2"/>echo "----------------------"</text:p>
      <text:p text:style-name="_2a__20_RA-Content"><text:s text:c="2"/>ip addr</text:p>
      <text:p text:style-name="_2a__20_RA-Content"><text:s text:c="2"/>echo "subscription-manager register --username ${SMUser} --password *********"</text:p>
      <text:p text:style-name="_2a__20_RA-Content"><text:s text:c="2"/>echo "----------------------"</text:p>
      <text:p text:style-name="_2a__20_RA-Content"/>
      <text:p text:style-name="_2a__20_RA-Content"># Register the system using Subscription Manager</text:p>
      <text:p text:style-name="_2a__20_RA-Content"><text:s text:c="2"/>[[ ${SMProxy} ]] &amp;&amp; {</text:p>
      <text:p text:style-name="_2a__20_RA-Content"><text:soft-page-break/><text:s text:c="4"/>ProxyInfo="--proxy ${SMProxy}"</text:p>
      <text:p text:style-name="_2a__20_RA-Content"/>
      <text:p text:style-name="_2a__20_RA-Content"><text:s text:c="4"/>[[ ${SMProxyUser} ]] &amp;&amp; ProxyInfo+=" --proxyuser ${SMProxyUser}"</text:p>
      <text:p text:style-name="_2a__20_RA-Content"><text:s text:c="4"/>[[ ${SMProxyPassword} ]] &amp;&amp; ProxyInfo+=" --proxypassword ${SMProxyPassword}"</text:p>
      <text:p text:style-name="_2a__20_RA-Content"><text:s text:c="4"/>}</text:p>
      <text:p text:style-name="_2a__20_RA-Content"/>
      <text:p text:style-name="_2a__20_RA-Content"><text:s text:c="2"/>subscription-manager register --username ${SMUser} --password ${SMPassword} ${ProxyInfo}</text:p>
      <text:p text:style-name="_2a__20_RA-Content"/>
      <text:p text:style-name="_2a__20_RA-Content"/>
      <text:p text:style-name="_2a__20_RA-Content"><text:s text:c="2"/>SMPool=""</text:p>
      <text:p text:style-name="_2a__20_RA-Content"/>
      <text:p text:style-name="_2a__20_RA-Content"><text:s text:c="2"/>[[ x${SMPool} = x ]] \</text:p>
      <text:p text:style-name="_2a__20_RA-Content"><text:s text:c="4"/>&amp;&amp; SMPool=$( subscription-manager list --available | awk '/Red Hat Enterprise Linux Server/,/Pool/ {pool = $3} END {print pool}' )</text:p>
      <text:p text:style-name="_2a__20_RA-Content"/>
      <text:p text:style-name="_2a__20_RA-Content"><text:s text:c="2"/>[[ -n ${SMPool} ]] \</text:p>
      <text:p text:style-name="_2a__20_RA-Content"><text:s text:c="4"/>&amp;&amp; subscription-manager attach --pool ${SMPool} \</text:p>
      <text:p text:style-name="_2a__20_RA-Content"><text:s text:c="4"/>|| ( echo "Could not find a Red Hat Enterprise Linux Server pool to attach to. - Auto-attaching to any pool." \</text:p>
      <text:p text:style-name="_2a__20_RA-Content"><text:s text:c="9"/>subscription-manager attach --auto</text:p>
      <text:p text:style-name="_2a__20_RA-Content"><text:s text:c="9"/>)</text:p>
      <text:p text:style-name="_2a__20_RA-Content"/>
      <text:p text:style-name="_2a__20_RA-Content"><text:s text:c="2"/># Disable all enabled repositories</text:p>
      <text:p text:style-name="_2a__20_RA-Content"><text:s text:c="2"/>for repo in $( yum repolist all | awk '/enabled:/ { print $1}' )</text:p>
      <text:p text:style-name="_2a__20_RA-Content"><text:s text:c="2"/>do</text:p>
      <text:p text:style-name="_2a__20_RA-Content"><text:s text:c="4"/>yum-config-manager --disable ${repo} | grep -E "^\[|^enabled"</text:p>
      <text:p text:style-name="_2a__20_RA-Content"><text:s text:c="2"/>done</text:p>
      <text:p text:style-name="_2a__20_RA-Content"/>
      <text:p text:style-name="_2a__20_RA-Content"><text:s text:c="2"/>yum-config-manager --enable rhel-7-server-rpms </text:p>
      <text:p text:style-name="_2a__20_RA-Content"/>
      <text:p text:style-name="_2a__20_RA-Content"><text:s text:c="2"/>cat &lt;&lt;EOIP &gt; /etc/sysconfig/iptables</text:p>
      <text:p text:style-name="_2a__20_RA-Content">*filter</text:p>
      <text:p text:style-name="_2a__20_RA-Content">:INPUT ACCEPT [0:0]</text:p>
      <text:p text:style-name="_2a__20_RA-Content">:FORWARD ACCEPT [0:0]</text:p>
      <text:p text:style-name="_2a__20_RA-Content">:OUTPUT ACCEPT [0:0]</text:p>
      <text:p text:style-name="_2a__20_RA-Content">-A INPUT -m state --state RELATED,ESTABLISHED -j ACCEPT</text:p>
      <text:p text:style-name="_2a__20_RA-Content">-A INPUT -p icmp -j ACCEPT</text:p>
      <text:p text:style-name="_2a__20_RA-Content">-A INPUT -i lo -j ACCEPT</text:p>
      <text:p text:style-name="_2a__20_RA-Content">-A INPUT -p tcp -m state --state NEW -m tcp --dport 22 -j ACCEPT</text:p>
      <text:p text:style-name="_2a__20_RA-Content">-A INPUT -m state --state NEW -m tcp -p tcp --dport 80 -j ACCEPT</text:p>
      <text:p text:style-name="_2a__20_RA-Content">-A INPUT -m state --state NEW -m tcp -p tcp --dport 4505 -j ACCEPT</text:p>
      <text:p text:style-name="_2a__20_RA-Content">-A INPUT -m state --state NEW -m tcp -p tcp --dport 4506 -j ACCEPT</text:p>
      <text:p text:style-name="_2a__20_RA-Content">-A INPUT -j REJECT --reject-with icmp-host-prohibited</text:p>
      <text:p text:style-name="_2a__20_RA-Content">-A FORWARD -j REJECT --reject-with icmp-host-prohibited</text:p>
      <text:p text:style-name="_2a__20_RA-Content">COMMIT</text:p>
      <text:p text:style-name="_2a__20_RA-Content">EOIP</text:p>
      <text:p text:style-name="_2a__20_RA-Content"/>
      <text:p text:style-name="_2a__20_RA-Content"><text:s text:c="2"/>systemctl enable iptables</text:p>
      <text:p text:style-name="_2a__20_RA-Content"/>
      <text:p text:style-name="_2a__20_RA-Content"/>
      <text:p text:style-name="_2a__20_RA-Content"><text:s text:c="2"/>sed -i -e "s/^SELINUX=.*/SELINUX=permissive/" /etc/selinux/config</text:p>
      <text:p text:style-name="_2a__20_RA-Content"/>
      <text:p text:style-name="_2a__20_RA-Content"><text:s text:c="2"/># Configure the ntp daemon</text:p>
      <text:p text:style-name="_2a__20_RA-Content"><text:soft-page-break/><text:s text:c="2"/>chkconfig ntpd on</text:p>
      <text:p text:style-name="_2a__20_RA-Content"><text:s text:c="2"/>sed -i -e "/^server /d" /etc/ntp.conf</text:p>
      <text:p text:style-name="_2a__20_RA-Content"/>
      <text:p text:style-name="_2a__20_RA-Content"><text:s text:c="2"/>for ntps in ${NTPServers//,/ }</text:p>
      <text:p text:style-name="_2a__20_RA-Content"><text:s text:c="2"/>do</text:p>
      <text:p text:style-name="_2a__20_RA-Content"><text:s text:c="4"/>echo "server ${ntps}" &gt;&gt; /etc/ntp.conf</text:p>
      <text:p text:style-name="_2a__20_RA-Content"><text:s text:c="2"/>done</text:p>
      <text:p text:style-name="_2a__20_RA-Content"/>
      <text:p text:style-name="_2a__20_RA-Content"><text:s text:c="2"/>mkdir /tmp/mnt</text:p>
      <text:p text:style-name="_2a__20_RA-Content"><text:s text:c="2"/>mount /dev/fd0 /tmp/mnt</text:p>
      <text:p text:style-name="_2a__20_RA-Content"><text:s text:c="2"/>[[ -e /tmp/mnt/versionlock.list ]] &amp;&amp; {</text:p>
      <text:p text:style-name="_2a__20_RA-Content"><text:s text:c="4"/>cp /tmp/mnt/versionlock.list /etc/yum/pluginconf.d</text:p>
      <text:p text:style-name="_2a__20_RA-Content"><text:s text:c="4"/>chmod 644 /etc/yum/pluginconf.d/versionlock.list</text:p>
      <text:p text:style-name="_2a__20_RA-Content"><text:s text:c="4"/>}</text:p>
      <text:p text:style-name="_2a__20_RA-Content"/>
      <text:p text:style-name="_2a__20_RA-Content"/>
      <text:p text:style-name="_2a__20_RA-Content"><text:s text:c="2"/>yum -y update</text:p>
      <text:p text:style-name="_2a__20_RA-Content"/>
      <text:p text:style-name="_2a__20_RA-Content"><text:s text:c="2"/>systemctl disable NetworkManager</text:p>
      <text:p text:style-name="_2a__20_RA-Content"><text:s text:c="2"/>systemctl disable firewalld</text:p>
      <text:p text:style-name="_2a__20_RA-Content"/>
      <text:p text:style-name="_2a__20_RA-Content"/>
      <text:p text:style-name="_2a__20_RA-Content"/>
      <text:p text:style-name="_2a__20_RA-Content">) 2&gt;&amp;1 | /usr/bin/tee -a /root/ceph-post.log</text:p>
      <text:p text:style-name="_2a__20_RA-Content"/>
      <text:p text:style-name="_2a__20_RA-Content">chvt 6</text:p>
      <text:p text:style-name="_2a__20_RA-Content"/>
      <text:p text:style-name="_2a__20_RA-Content">%end</text:p>
      <text:p text:style-name="_2a__20_RA-Content"/>
      <text:p text:style-name="_2a__20_RA-Content">EOFKS</text:p>
      <text:p text:style-name="_2a__20_RA-Content"/>
      <text:p text:style-name="_2a__20_RA-Content"/>
      <text:p text:style-name="_2a__20_RA-Content">[[ ! -e /store/data/images ]] &amp;&amp; mkdir -p /store/data/images</text:p>
      <text:p text:style-name="_2a__20_RA-Content"/>
      <text:p text:style-name="_2a__20_RA-Content">[[ -e ceph.vlock ]] &amp;&amp; {</text:p>
      <text:p text:style-name="_2a__20_RA-Content"/>
      <text:p text:style-name="_2a__20_RA-Content"><text:s text:c="2"/>[[ -e /tmp/floppy-ceph.img ]] &amp;&amp; rm -rf /tmp/floppy-ceph.img</text:p>
      <text:p text:style-name="_2a__20_RA-Content"><text:s text:c="2"/>mkfs.vfat -C /tmp/floppy-ceph.img 1440</text:p>
      <text:p text:style-name="_2a__20_RA-Content"><text:s text:c="2"/>mkdir /tmp/mnt-ceph</text:p>
      <text:p text:style-name="_2a__20_RA-Content"><text:s text:c="2"/>mount -o loop /tmp/floppy-ceph.img /tmp/mnt-ceph</text:p>
      <text:p text:style-name="_2a__20_RA-Content"><text:s text:c="2"/>cp ceph.vlock /tmp/mnt-ceph/versionlock.list</text:p>
      <text:p text:style-name="_2a__20_RA-Content"><text:s text:c="2"/>sync</text:p>
      <text:p text:style-name="_2a__20_RA-Content"><text:s text:c="2"/>umount /tmp/mnt-ceph</text:p>
      <text:p text:style-name="_2a__20_RA-Content"><text:s text:c="2"/>rmdir /tmp/mnt-ceph</text:p>
      <text:p text:style-name="_2a__20_RA-Content"/>
      <text:p text:style-name="_2a__20_RA-Content"><text:s text:c="2"/>virt-install --name ceph \</text:p>
      <text:p text:style-name="_2a__20_RA-Content"><text:s text:c="4"/>--ram 4096 \</text:p>
      <text:p text:style-name="_2a__20_RA-Content"><text:s text:c="4"/>--vcpus 2 \</text:p>
      <text:p text:style-name="_2a__20_RA-Content"><text:s text:c="4"/>--hvm \</text:p>
      <text:p text:style-name="_2a__20_RA-Content"><text:s text:c="4"/>--os-type linux \</text:p>
      <text:p text:style-name="_2a__20_RA-Content"><text:s text:c="4"/>--os-variant rhel6 \</text:p>
      <text:p text:style-name="_2a__20_RA-Content"><text:s text:c="4"/>--disk /store/data/images/ceph.img,bus=virtio,size=16 \</text:p>
      <text:p text:style-name="_2a__20_RA-Content"><text:s text:c="4"/>--disk /tmp/floppy-ceph.img,device=floppy \</text:p>
      <text:p text:style-name="_2a__20_RA-Content"><text:s text:c="4"/>--network bridge=public \</text:p>
      <text:p text:style-name="_2a__20_RA-Content"><text:s text:c="4"/>--network bridge=provision \</text:p>
      <text:p text:style-name="_2a__20_RA-Content"><text:soft-page-break/><text:s text:c="4"/>--initrd-inject /tmp/ceph.ks \</text:p>
      <text:p text:style-name="_2a__20_RA-Content"><text:s text:c="4"/>--extra-args "ks=file:/ceph.ks" \</text:p>
      <text:p text:style-name="_2a__20_RA-Content"><text:s text:c="4"/>--noautoconsole \</text:p>
      <text:p text:style-name="_2a__20_RA-Content"><text:s text:c="4"/>--graphics spice \</text:p>
      <text:p text:style-name="_2a__20_RA-Content"><text:s text:c="4"/>--autostart \</text:p>
      <text:p text:style-name="_2a__20_RA-Content"><text:s text:c="4"/>--location ${location}</text:p>
      <text:p text:style-name="_2a__20_RA-Content"><text:s text:c="2"/>} || {</text:p>
      <text:p text:style-name="_2a__20_RA-Content"/>
      <text:p text:style-name="_2a__20_RA-Content">virt-install --name ceph \</text:p>
      <text:p text:style-name="_2a__20_RA-Content"><text:s text:c="2"/>--ram 4096 \</text:p>
      <text:p text:style-name="_2a__20_RA-Content"><text:s text:c="2"/>--vcpus 2 \</text:p>
      <text:p text:style-name="_2a__20_RA-Content"><text:s text:c="2"/>--hvm \</text:p>
      <text:p text:style-name="_2a__20_RA-Content"><text:s text:c="2"/>--os-type linux \</text:p>
      <text:p text:style-name="_2a__20_RA-Content"><text:s text:c="2"/>--os-variant rhel6 \</text:p>
      <text:p text:style-name="_2a__20_RA-Content"><text:s text:c="2"/>--disk /store/data/images/ceph.img,bus=virtio,size=16 \</text:p>
      <text:p text:style-name="_2a__20_RA-Content"><text:s text:c="2"/>--network bridge=public \</text:p>
      <text:p text:style-name="_2a__20_RA-Content"><text:s text:c="2"/>--network bridge=provision \</text:p>
      <text:p text:style-name="_2a__20_RA-Content"><text:s text:c="2"/>--initrd-inject /tmp/ceph.ks \</text:p>
      <text:p text:style-name="_2a__20_RA-Content"><text:s text:c="2"/>--extra-args "ks=file:/ceph.ks" \</text:p>
      <text:p text:style-name="_2a__20_RA-Content"><text:s text:c="2"/>--noautoconsole \</text:p>
      <text:p text:style-name="_2a__20_RA-Content"><text:s text:c="2"/>--graphics spice \</text:p>
      <text:p text:style-name="_2a__20_RA-Content"><text:s text:c="2"/>--autostart \</text:p>
      <text:p text:style-name="_2a__20_RA-Content"><text:s text:c="2"/>--location ${location}</text:p>
      <text:p text:style-name="_2a__20_RA-Content"><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7</text:page-number></text:span><text:span text:style-name="MT1"><text:tab/></text:span></text:p>
      </style:footer>
      <style:footer-left>
        <text:p text:style-name="Footer"><text:span text:style-name="MT2"><text:tab/></text:span><text:span text:style-name="MT2"><text:page-number text:select-page="current">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04T11:59:17.40</dc:date>
    <meta:editing-duration>PT8M13S</meta:editing-duration>
    <meta:editing-cycles>7</meta:editing-cycles>
    <meta:generator>OpenOffice/4.1.1$Win32 OpenOffice.org_project/411m6$Build-9775</meta:generator>
    <meta:document-statistic meta:table-count="2" meta:image-count="8" meta:object-count="0" meta:page-count="10" meta:paragraph-count="276" meta:word-count="1627" meta:character-count="11843"/>
  </office:meta>
</office:document-meta>
</file>